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892D7A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>
      <style:graphic-properties style:protect="position"/>
    </style:style>
    <style:style style:name="gr2" style:family="graphic" style:parent-style-name="objectwithoutfill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 style:protect="position"/>
    </style:style>
    <style:style style:name="gr5" style:family="graphic" style:parent-style-name="objectwithoutfill">
      <style:graphic-properties draw:fill="hatch" draw:fill-hatch-name="Schwarz_20_45_20_Grad" draw:fill-image-width="1cm" draw:fill-image-height="1cm" draw:textarea-horizontal-align="center" draw:textarea-vertical-align="middle" style:protect="position"/>
    </style:style>
    <style:style style:name="gr6" style:family="graphic" style:parent-style-name="objectwithoutfill">
      <style:graphic-properties draw:fill="hatch" draw:fill-hatch-name="Schwarz_20_45_20_Grad" draw:textarea-horizontal-align="center" draw:textarea-vertical-align="middle" style:protect="position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objectwithoutfill">
      <style:graphic-properties svg:stroke-width="0cm" draw:fill="hatch" draw:fill-hatch-name="Schwarz_20_45_20_Grad" draw:fill-image-width="1cm" draw:fill-image-height="1cm" draw:textarea-horizontal-align="center" draw:textarea-vertical-align="middle" style:protect="position"/>
    </style:style>
    <style:style style:name="gr11" style:family="graphic" style:parent-style-name="standard">
      <style:graphic-properties svg:stroke-width="0.01cm" draw:textarea-horizontal-align="center" draw:textarea-vertical-align="middle" fo:padding-top="0.005cm" fo:padding-bottom="0.005cm" fo:padding-left="0.005cm" fo:padding-right="0.005cm" style:protect="position"/>
    </style:style>
    <style:style style:name="gr12" style:family="graphic" style:parent-style-name="objectwithoutfill">
      <style:graphic-properties draw:fill="solid" draw:fill-color="#ffffff" draw:textarea-horizontal-align="center" draw:textarea-vertical-align="middle" style:protect="position"/>
    </style:style>
    <style:style style:name="gr13" style:family="graphic" style:parent-style-name="objectwithoutfill">
      <style:graphic-properties svg:stroke-width="0.01cm" draw:fill="solid" draw:fill-color="#ffffff" draw:textarea-horizontal-align="center" draw:textarea-vertical-align="middle" fo:padding-top="0.005cm" fo:padding-bottom="0.005cm" fo:padding-left="0.005cm" fo:padding-right="0.005cm" style:protect="position"/>
    </style:style>
    <style:style style:name="gr14" style:family="graphic" style:parent-style-name="objectwithoutfill">
      <style:graphic-properties draw:fill="none" draw:textarea-horizontal-align="center" draw:textarea-vertical-align="middle" style:protect="position"/>
    </style:style>
    <style:style style:name="gr15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fill="solid" draw:fill-color="#ffffff" draw:fill-gradient-name="Gradient_20_7" draw:fill-hatch-name="Hatch_20_1" draw:fill-image-name="Bitmape_20_1" draw:shadow="hidden" draw:shadow-offset-x="0.3cm" draw:shadow-offset-y="0.3cm" draw:shadow-color="#808080" draw:shadow-opacity="100%" style:protect="position"/>
    </style:style>
    <style:style style:name="gr16" style:family="graphic" style:parent-style-name="objectwithoutfill">
      <style:graphic-properties svg:stroke-width="0.01cm" draw:fill="solid" draw:fill-color="#ffffff" draw:textarea-horizontal-align="center" draw:textarea-vertical-align="middle" fo:padding-top="0.005cm" fo:padding-bottom="0.005cm" fo:padding-left="0.005cm" fo:padding-right="0.005cm"/>
    </style:style>
    <style:style style:name="gr17" style:family="graphic" style:parent-style-name="standard">
      <style:graphic-properties svg:stroke-width="0.01cm" draw:textarea-horizontal-align="center" draw:textarea-vertical-align="middle" fo:padding-top="0.005cm" fo:padding-bottom="0.005cm" fo:padding-left="0.005cm" fo:padding-right="0.005cm"/>
    </style:style>
    <style:style style:name="gr18" style:family="graphic" style:parent-style-name="objectwithoutfill">
      <style:graphic-properties draw:stroke="solid" draw:stroke-dash="Dash_20_2" svg:stroke-width="0cm" svg:stroke-color="#000000" draw:marker-start-width="0.3cm" draw:marker-start-center="false" draw:marker-end-width="0.3cm" draw:marker-end-center="false" draw:fill="hatch" draw:fill-color="#00b8ff" draw:fill-gradient-name="Gradient_20_7" draw:fill-hatch-name="Schwarz_20_45_20_Grad" draw:fill-image-name="Bitmape_20_1" draw:fill-image-width="1cm" draw:fill-image-height="1cm" draw:shadow="hidden" draw:shadow-offset-x="0.3cm" draw:shadow-offset-y="0.3cm" draw:shadow-color="#808080" style:protect="position"/>
    </style:style>
    <style:style style:name="gr19" style:family="graphic" style:parent-style-name="objectwithoutfill">
      <style:graphic-properties draw:fill="solid" draw:fill-color="#000000" draw:textarea-horizontal-align="center" draw:textarea-vertical-align="middle"/>
    </style:style>
    <style:style style:name="gr20" style:family="graphic" style:parent-style-name="objectwithoutfill">
      <style:graphic-properties draw:fill="none" draw:fill-color="#00b8ff" draw:textarea-horizontal-align="center" draw:textarea-vertical-align="middle" style:protect="position"/>
    </style:style>
    <style:style style:name="gr21" style:family="graphic" style:parent-style-name="objectwithoutfill">
      <style:graphic-properties svg:stroke-color="#000000" draw:fill="solid" draw:fill-color="#000000" draw:fill-image-width="1cm" draw:fill-image-height="1cm" draw:textarea-horizontal-align="center" draw:textarea-vertical-align="middle" style:protect="position"/>
    </style:style>
    <style:style style:name="gr22" style:family="graphic" style:parent-style-name="objectwithoutfill">
      <style:graphic-properties draw:fill="none" draw:fill-color="#00b8ff" draw:textarea-horizontal-align="center" draw:textarea-vertical-align="middle"/>
    </style:style>
    <style:style style:name="gr23" style:family="graphic" style:parent-style-name="standard">
      <style:graphic-properties draw:fill="solid" draw:fill-color="#00b8ff" draw:textarea-horizontal-align="center" draw:textarea-vertical-align="middle"/>
    </style:style>
    <style:style style:name="gr24" style:family="graphic" style:parent-style-name="standard">
      <style:graphic-properties draw:fill="solid" draw:fill-color="#00b8ff" draw:textarea-horizontal-align="center" draw:textarea-vertical-align="middle" style:protect="position"/>
    </style:style>
    <style:style style:name="gr25" style:family="graphic" style:parent-style-name="objectwithoutfill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00b8ff" draw:fill-gradient-name="Gradient_20_7" draw:fill-hatch-name="Hatch_20_1" draw:fill-image-name="Bitmape_20_1" draw:shadow="hidden" draw:shadow-offset-x="0.3cm" draw:shadow-offset-y="0.3cm" draw:shadow-color="#808080"/>
    </style:style>
    <style:style style:name="gr26" style:family="graphic" style:parent-style-name="objectwithoutfill">
      <style:graphic-properties draw:fill="solid" draw:fill-color="#000000" draw:textarea-horizontal-align="center" draw:textarea-vertical-align="middle" style:protect="position"/>
    </style:style>
    <style:style style:name="gr27" style:family="graphic" style:parent-style-name="objectwithoutfill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00b8ff" draw:fill-gradient-name="Gradient_20_7" draw:fill-hatch-name="Hatch_20_1" draw:fill-image-name="Bitmape_20_1" draw:shadow="hidden" draw:shadow-offset-x="0.3cm" draw:shadow-offset-y="0.3cm" draw:shadow-color="#808080" style:protect="position"/>
    </style:style>
    <style:style style:name="gr28" style:family="graphic" style:parent-style-name="standard">
      <style:graphic-properties draw:fill="none" draw:textarea-horizontal-align="center" draw:textarea-vertical-align="middle" style:protect="position"/>
    </style:style>
    <style:style style:name="gr29" style:family="graphic" style:parent-style-name="standard">
      <style:graphic-properties draw:fill="solid" draw:fill-color="#000000" draw:textarea-horizontal-align="center" draw:textarea-vertical-align="middle" style:protect="position"/>
    </style:style>
    <style:style style:name="gr30" style:family="graphic" style:parent-style-name="measure">
      <style:graphic-properties draw:textarea-horizontal-align="center" draw:textarea-vertical-align="middle" draw:line-distance="4.135cm" draw:placing="below"/>
    </style:style>
    <style:style style:name="gr31" style:family="graphic" style:parent-style-name="measure">
      <style:graphic-properties draw:textarea-horizontal-align="center" draw:textarea-vertical-align="middle" draw:line-distance="2.328cm" draw:placing="below"/>
    </style:style>
    <style:style style:name="gr32" style:family="graphic" style:parent-style-name="measure">
      <style:graphic-properties draw:textarea-horizontal-align="center" draw:textarea-vertical-align="middle"/>
    </style:style>
    <style:style style:name="gr33" style:family="graphic" style:parent-style-name="measure">
      <style:graphic-properties draw:textarea-horizontal-align="center" draw:textarea-vertical-align="middle" draw:line-distance="1.914cm"/>
    </style:style>
    <style:style style:name="gr34" style:family="graphic" style:parent-style-name="standard">
      <style:graphic-properties draw:stroke="none" draw:fill="none" draw:fill-color="#ffffff" fo:min-height="0.967cm"/>
    </style:style>
    <style:style style:name="gr35" style:family="graphic" style:parent-style-name="measure">
      <style:graphic-properties draw:marker-start-width="0cm" draw:marker-end-width="0cm" draw:textarea-horizontal-align="center" draw:textarea-vertical-align="middle"/>
    </style:style>
    <style:style style:name="gr36" style:family="graphic" style:parent-style-name="measure">
      <style:graphic-properties draw:textarea-horizontal-align="center" draw:textarea-vertical-align="middle"/>
    </style:style>
    <style:style style:name="gr37" style:family="graphic" style:parent-style-name="measure">
      <style:graphic-properties draw:stroke="solid" draw:stroke-dash="Dash_20_2" svg:stroke-width="0cm" svg:stroke-color="#000000" draw:marker-start="Arrowheads_20_1" draw:marker-start-width="0.2cm" draw:marker-start-center="false" draw:marker-end="Arrowheads_20_2" draw:marker-end-width="0.2cm" draw:marker-end-center="false" svg:stroke-opacity="100%" draw:fill="none" draw:fill-color="#00b8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8" style:family="graphic" style:parent-style-name="measure">
      <style:graphic-properties draw:stroke="solid" draw:stroke-dash="Dash_20_2" svg:stroke-width="0cm" svg:stroke-color="#000000" draw:marker-start="Arrowheads_20_3" draw:marker-start-width="0.2cm" draw:marker-start-center="false" draw:marker-end="Arrowheads_20_4" draw:marker-end-width="0.2cm" draw:marker-end-center="false" svg:stroke-opacity="100%" draw:fill="none" draw:fill-color="#00b8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9" style:family="graphic" style:parent-style-name="measure">
      <style:graphic-properties draw:stroke="solid" draw:stroke-dash="Dash_20_2" svg:stroke-width="0cm" svg:stroke-color="#000000" draw:marker-start="Arrowheads_20_5" draw:marker-start-width="0.2cm" draw:marker-start-center="false" draw:marker-end="Arrowheads_20_6" draw:marker-end-width="0.2cm" draw:marker-end-center="false" svg:stroke-opacity="100%" draw:fill="none" draw:fill-color="#00b8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0" style:family="graphic" style:parent-style-name="measure">
      <style:graphic-properties draw:stroke="solid" draw:stroke-dash="Dash_20_2" svg:stroke-width="0cm" svg:stroke-color="#000000" draw:marker-start="Arrowheads_20_7" draw:marker-start-width="0.2cm" draw:marker-start-center="false" draw:marker-end="Arrowheads_20_8" draw:marker-end-width="0.2cm" draw:marker-end-center="false" svg:stroke-opacity="100%" draw:fill="none" draw:fill-color="#00b8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cm"/>
    </style:style>
    <style:style style:name="gr42" style:family="graphic" style:parent-style-name="measure">
      <style:graphic-properties draw:stroke="none" svg:stroke-color="#000000" draw:fill="none" draw:fill-color="#ffffff" fo:min-height="0.462cm"/>
    </style:style>
    <style:style style:name="gr43" style:family="graphic" style:parent-style-name="measure">
      <style:graphic-properties draw:stroke="none" svg:stroke-color="#000000" draw:fill="none" draw:fill-color="#ffffff" fo:min-height="0.451cm"/>
    </style:style>
    <style:style style:name="gr44" style:family="graphic" style:parent-style-name="measure">
      <style:graphic-properties draw:stroke="none" svg:stroke-color="#000000" draw:fill="none" draw:fill-color="#ffffff" fo:min-height="0cm"/>
    </style:style>
    <style:style style:name="gr45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4cm" fo:min-width="1.45cm"/>
    </style:style>
    <style:style style:name="gr46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478cm" fo:min-width="2.80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T1" style:family="text">
      <style:text-properties fo:color="#000000" style:text-outline="false" style:text-line-through-style="none" fo:font-family="Arial, Helvetica" style:font-style-name="Standard" fo:font-size="10pt" fo:font-style="normal" fo:text-shadow="none" style:text-underline-style="none" fo:font-weight="normal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, Helvetica"/>
    </style:style>
    <style:style style:name="T4" style:family="text">
      <style:text-properties fo:color="#000000" style:text-outline="false" style:text-line-through-style="none" style:text-position="0% 100%" fo:font-family="Arial, Helvetica" style:font-style-name="Standard" fo:font-size="10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Engine" draw:style-name="dp1" draw:master-page-name="Standard">
        <office:forms form:automatic-focus="false" form:apply-design-mode="false"/>
        <draw:g draw:style-name="gr1">
          <draw:g>
            <draw:circle draw:style-name="gr2" draw:layer="layout" svg:width="0.146cm" svg:height="0.146cm" svg:x="6.722cm" svg:y="7.148cm">
              <text:p text:style-name="P5"/>
            </draw:circle>
            <draw:ellipse draw:style-name="gr2" draw:layer="layout" svg:width="0.144cm" svg:height="0.146cm" svg:x="7.41cm" svg:y="6.752cm">
              <text:p text:style-name="P5"/>
            </draw:ellipse>
            <draw:line draw:style-name="gr3" draw:text-style-name="P1" draw:layer="layout" svg:x1="6.758cm" svg:y1="7.159cm" svg:x2="7.444cm" svg:y2="6.764cm">
              <text:p text:style-name="P5"/>
            </draw:line>
            <draw:line draw:style-name="gr3" draw:text-style-name="P1" draw:layer="layout" svg:x1="6.833cm" svg:y1="7.282cm" svg:x2="7.515cm" svg:y2="6.886cm">
              <text:p text:style-name="P5"/>
            </draw:line>
          </draw:g>
          <draw:g>
            <draw:circle draw:style-name="gr2" draw:layer="layout" svg:width="0.145cm" svg:height="0.144cm" svg:x="6.817cm" svg:y="7.366cm">
              <text:p text:style-name="P5"/>
            </draw:circle>
            <draw:ellipse draw:style-name="gr2" draw:layer="layout" svg:width="0.146cm" svg:height="0.142cm" svg:x="7.504cm" svg:y="6.972cm">
              <text:p text:style-name="P5"/>
            </draw:ellipse>
            <draw:line draw:style-name="gr3" draw:text-style-name="P1" draw:layer="layout" svg:x1="6.851cm" svg:y1="7.377cm" svg:x2="7.54cm" svg:y2="6.982cm">
              <text:p text:style-name="P5"/>
            </draw:line>
            <draw:line draw:style-name="gr3" draw:text-style-name="P1" draw:layer="layout" svg:x1="6.929cm" svg:y1="7.498cm" svg:x2="7.611cm" svg:y2="7.104cm">
              <text:p text:style-name="P5"/>
            </draw:line>
          </draw:g>
          <draw:g>
            <draw:ellipse draw:style-name="gr2" draw:layer="layout" svg:width="0.143cm" svg:height="0.144cm" svg:x="6.925cm" svg:y="7.615cm">
              <text:p text:style-name="P5"/>
            </draw:ellipse>
            <draw:ellipse draw:style-name="gr2" draw:layer="layout" svg:width="0.144cm" svg:height="0.142cm" svg:x="7.611cm" svg:y="7.222cm">
              <text:p text:style-name="P5"/>
            </draw:ellipse>
            <draw:line draw:style-name="gr3" draw:text-style-name="P1" draw:layer="layout" svg:x1="6.959cm" svg:y1="7.625cm" svg:x2="7.65cm" svg:y2="7.23cm">
              <text:p text:style-name="P5"/>
            </draw:line>
            <draw:line draw:style-name="gr3" draw:text-style-name="P1" draw:layer="layout" svg:x1="7.034cm" svg:y1="7.748cm" svg:x2="7.718cm" svg:y2="7.352cm">
              <text:p text:style-name="P5"/>
            </draw:line>
          </draw:g>
          <draw:g>
            <draw:ellipse draw:style-name="gr2" draw:layer="layout" svg:width="0.146cm" svg:height="0.143cm" svg:x="7.014cm" svg:y="7.852cm">
              <text:p text:style-name="P5"/>
            </draw:ellipse>
            <draw:circle draw:style-name="gr2" draw:layer="layout" svg:width="0.142cm" svg:height="0.142cm" svg:x="7.702cm" svg:y="7.458cm">
              <text:p text:style-name="P5"/>
            </draw:circle>
            <draw:line draw:style-name="gr3" draw:text-style-name="P1" draw:layer="layout" svg:x1="7.047cm" svg:y1="7.862cm" svg:x2="7.735cm" svg:y2="7.466cm">
              <text:p text:style-name="P5"/>
            </draw:line>
            <draw:line draw:style-name="gr3" draw:text-style-name="P1" draw:layer="layout" svg:x1="7.123cm" svg:y1="7.984cm" svg:x2="7.809cm" svg:y2="7.589cm">
              <text:p text:style-name="P5"/>
            </draw:line>
          </draw:g>
          <draw:g>
            <draw:ellipse draw:style-name="gr2" draw:layer="layout" svg:width="0.146cm" svg:height="0.144cm" svg:x="7.118cm" svg:y="8.082cm">
              <text:p text:style-name="P5"/>
            </draw:ellipse>
            <draw:ellipse draw:style-name="gr2" draw:layer="layout" svg:width="0.141cm" svg:height="0.145cm" svg:x="7.808cm" svg:y="7.685cm">
              <text:p text:style-name="P5"/>
            </draw:ellipse>
            <draw:line draw:style-name="gr3" draw:text-style-name="P1" draw:layer="layout" svg:x1="7.154cm" svg:y1="8.093cm" svg:x2="7.842cm" svg:y2="7.698cm">
              <text:p text:style-name="P5"/>
            </draw:line>
            <draw:line draw:style-name="gr3" draw:text-style-name="P1" draw:layer="layout" svg:x1="7.229cm" svg:y1="8.216cm" svg:x2="7.914cm" svg:y2="7.822cm">
              <text:p text:style-name="P5"/>
            </draw:line>
          </draw:g>
        </draw:g>
        <draw:polygon draw:style-name="gr4" draw:text-style-name="P1" draw:layer="layout" svg:width="0.84cm" svg:height="0.692cm" svg:x="7.076cm" svg:y="7.804cm" svg:viewBox="0 0 841 693" draw:points="0,352 750,0 781,6 840,68 212,692 28,458">
          <text:p text:style-name="P5"/>
        </draw:polygon>
        <draw:path draw:style-name="gr5" draw:layer="layout" svg:width="1.932cm" svg:height="0.738cm" svg:x="5.717cm" svg:y="8.017cm" svg:viewBox="0 0 1933 739" svg:d="m1654 0 278 738c-165-111-1349-73-1932-81v-531c0-34 14-76 51-74s58 0 100 0c60 0 33 88 49 130 25 64 89 90 125 93 341 1 587 0 893 0 112-8 65-81 95-121z">
          <text:p text:style-name="P5"/>
        </draw:path>
        <draw:path draw:style-name="gr6" draw:layer="layout" svg:width="1.872cm" svg:height="1.009cm" svg:x="5.718cm" svg:y="9.64cm" svg:viewBox="0 0 1873 1010" svg:d="m1142 922 75 87h349v-477c22-209 192-228 218-230h88v-166l-114-136-1758 4v507c0 70 33 61 65 64 24-4 45-4 77-4 53-103 106-212 255-216h476c230-3 280 116 292 185v366z">
          <text:p text:style-name="P5"/>
        </draw:path>
        <draw:path draw:style-name="gr6" draw:layer="layout" svg:width="0.855cm" svg:height="5.875cm" svg:x="6.428cm" svg:y="10.944cm" svg:viewBox="0 0 856 5876" svg:d="m495 0h360v5875h-855c0-106 0-214 0-326h405l44-50 1-5341-36-39z">
          <text:p text:style-name="P5"/>
        </draw:path>
        <draw:g draw:style-name="gr1">
          <draw:rect draw:style-name="gr7" draw:text-style-name="P1" draw:layer="layout" svg:width="3.079cm" svg:height="0.052cm" svg:x="7.283cm" svg:y="13.153cm">
            <text:p text:style-name="P5"/>
          </draw:rect>
          <draw:rect draw:style-name="gr7" draw:text-style-name="P1" draw:layer="layout" svg:width="3.079cm" svg:height="0.164cm" svg:x="7.283cm" svg:y="13.855cm">
            <text:p text:style-name="P5"/>
          </draw:rect>
          <draw:rect draw:style-name="gr7" draw:text-style-name="P1" draw:layer="layout" svg:width="3.079cm" svg:height="0.165cm" svg:x="7.283cm" svg:y="13.607cm">
            <text:p text:style-name="P5"/>
          </draw:rect>
          <draw:rect draw:style-name="gr7" draw:text-style-name="P1" draw:layer="layout" svg:width="3.079cm" svg:height="0.164cm" svg:x="7.283cm" svg:y="13.362cm">
            <text:p text:style-name="P5"/>
          </draw:rect>
          <draw:circle draw:style-name="gr8" draw:layer="layout" svg:width="0.406cm" svg:height="0.406cm" svg:x="8.616cm" svg:y="14.108cm">
            <text:p text:style-name="P5"/>
          </draw:circle>
          <draw:line draw:style-name="gr9" draw:text-style-name="P1" draw:layer="layout" svg:x1="7.283cm" svg:y1="15.706cm" svg:x2="10.362cm" svg:y2="15.706cm">
            <text:p text:style-name="P5"/>
          </draw:line>
        </draw:g>
        <draw:path draw:style-name="gr10" draw:layer="layout" svg:width="2.757cm" svg:height="1.739cm" svg:x="7.524cm" svg:y="7.801cm" svg:viewBox="0 0 2758 1740" svg:d="m301 0 65 29 165 415c167 71 532 156 802 238l904-247 170-351 59-39 291 130-358 767c-814 28-767 436-795 509-12-17 46 60 72 93 2 20 2 30 7 50l-160 145h-292l-191-131 9-48c4-51 47-77 69-119-52-414-718-464-793-469l-325-831z">
          <text:p text:style-name="P5"/>
        </draw:path>
        <draw:line draw:style-name="gr11" draw:text-style-name="P1" draw:layer="layout" svg:x1="7.714cm" svg:y1="9.83cm" svg:x2="8.654cm" svg:y2="9.471cm">
          <text:p text:style-name="P5"/>
        </draw:line>
        <draw:path draw:style-name="gr12" draw:layer="layout" svg:width="1.067cm" svg:height="0.478cm" svg:x="6.513cm" svg:y="6.614cm" svg:viewBox="0 0 1068 479" svg:d="m975 0c26-4 159 32 49 107-322 117-636 250-960 371-79-10-70-48-50-109 326-125 631-242 961-369z">
          <text:p text:style-name="P5"/>
        </draw:path>
        <draw:polyline draw:style-name="gr12" draw:layer="layout" svg:width="0.387cm" svg:height="0.216cm" svg:x="6.77cm" svg:y="6.644cm" svg:viewBox="0 0 388 217" draw:points="26,216 0,138 356,0 387,77">
          <text:p text:style-name="P5"/>
        </draw:polyline>
        <draw:path draw:style-name="gr13" draw:layer="layout" svg:width="1.923cm" svg:height="3.439cm" svg:x="6.774cm" svg:y="6.505cm" svg:viewBox="0 0 1924 3440" svg:d="m1094 2730c107 257-139 474-270 563l3 146 1096-434-121-84c-460 62-494-156-549-221-362-897-718-1796-1075-2700l-178 71z">
          <text:p text:style-name="P5"/>
        </draw:path>
        <draw:path draw:style-name="gr14" draw:layer="layout" svg:width="2.492cm" svg:height="1.118cm" svg:x="6.666cm" svg:y="5.59cm" svg:viewBox="0 0 2493 1119" svg:d="m59 621 1189-595c99-23 142-44 261 0l939 820c180 282-241 382-281 120l8-106-799-446-1050 320-6 45c-158 394-434-37-270-128z">
          <text:p text:style-name="P5"/>
        </draw:path>
        <draw:g draw:style-name="gr1">
          <draw:path draw:style-name="gr2" draw:layer="layout" svg:width="2.574cm" svg:height="1.215cm" svg:x="8.534cm" svg:y="5.604cm" svg:viewBox="0 0 2575 1216" svg:d="m28 645 1066-575c240-147 298-21 337 0l1097 849c201 404-322 337-283 136 0-35 0-72 0-112l-934-468c-105-24-102 3-155 4-275 78-550 153-829 232v100c-42 177-447 140-292-166z">
            <text:p text:style-name="P5"/>
          </draw:path>
          <draw:circle draw:style-name="gr2" draw:layer="layout" svg:width="0.269cm" svg:height="0.269cm" svg:x="9.654cm" svg:y="5.721cm">
            <text:p text:style-name="P5"/>
          </draw:circle>
        </draw:g>
        <draw:circle draw:style-name="gr14" draw:layer="layout" svg:width="0.26cm" svg:height="0.26cm" svg:x="7.909cm" svg:y="5.699cm">
          <text:p text:style-name="P5"/>
        </draw:circle>
        <draw:path draw:style-name="gr14" draw:layer="layout" svg:width="0.758cm" svg:height="0.515cm" svg:x="8.832cm" svg:y="6.943cm" svg:viewBox="0 0 759 516" svg:d="m0 0h697c84 41 67 145 36 205l-564 310z">
          <text:p text:style-name="P5"/>
        </draw:path>
        <draw:path draw:style-name="gr12" draw:layer="layout" svg:width="0.499cm" svg:height="0.936cm" svg:x="8.648cm" svg:y="6.521cm" svg:viewBox="0 0 500 937" svg:d="m0 71c46-109 98-64 142-52l354 557c53 566-506 346-496 139z">
          <text:p text:style-name="P5"/>
        </draw:path>
        <draw:circle draw:style-name="gr14" draw:layer="layout" svg:width="0.297cm" svg:height="0.297cm" svg:x="8.765cm" svg:y="7.082cm">
          <text:p text:style-name="P5"/>
        </draw:circle>
        <draw:line draw:style-name="gr11" draw:text-style-name="P1" draw:layer="layout" svg:x1="7.7cm" svg:y1="9.836cm" svg:x2="8.654cm" svg:y2="9.471cm">
          <text:p text:style-name="P5"/>
        </draw:line>
        <draw:path draw:style-name="gr5" draw:layer="layout" svg:width="1.722cm" svg:height="0.72cm" svg:x="10.14cm" svg:y="8.035cm" svg:viewBox="0 0 1723 721" svg:d="m311 0-311 720c165-107 1138-58 1722-63v-530c0-33-11-79-47-77s-59 0-99 0c-59 0-33 86-51 130-26 62-87 90-124 91-340 2-345 2-652 2-110-5-62-79-94-120z">
          <text:p text:style-name="P5"/>
        </draw:path>
        <draw:g draw:style-name="gr1">
          <draw:g>
            <draw:circle draw:style-name="gr3" draw:text-style-name="P1" draw:layer="layout" svg:width="0.154cm" svg:height="0.155cm" svg:x="10.31cm" svg:y="7.037cm">
              <text:p text:style-name="P5"/>
            </draw:circle>
            <draw:ellipse draw:style-name="gr3" draw:text-style-name="P1" draw:layer="layout" svg:width="0.155cm" svg:height="0.158cm" svg:x="11.047cm" svg:y="7.285cm">
              <text:p text:style-name="P5"/>
            </draw:ellipse>
            <draw:line draw:style-name="gr3" draw:text-style-name="P1" draw:layer="layout" svg:x1="10.4cm" svg:y1="7.037cm" svg:x2="11.156cm" svg:y2="7.294cm">
              <text:p text:style-name="P5"/>
            </draw:line>
            <draw:line draw:style-name="gr3" draw:text-style-name="P1" draw:layer="layout" svg:x1="10.369cm" svg:y1="7.189cm" svg:x2="11.112cm" svg:y2="7.441cm">
              <text:p text:style-name="P5"/>
            </draw:line>
          </draw:g>
          <draw:g>
            <draw:circle draw:style-name="gr3" draw:text-style-name="P1" draw:layer="layout" svg:width="0.156cm" svg:height="0.157cm" svg:x="10.219cm" svg:y="7.235cm">
              <text:p text:style-name="P5"/>
            </draw:circle>
            <draw:circle draw:style-name="gr3" draw:text-style-name="P1" draw:layer="layout" svg:width="0.156cm" svg:height="0.157cm" svg:x="10.956cm" svg:y="7.485cm">
              <text:p text:style-name="P5"/>
            </draw:circle>
            <draw:line draw:style-name="gr3" draw:text-style-name="P1" draw:layer="layout" svg:x1="10.31cm" svg:y1="7.235cm" svg:x2="11.064cm" svg:y2="7.495cm">
              <text:p text:style-name="P5"/>
            </draw:line>
            <draw:line draw:style-name="gr3" draw:text-style-name="P1" draw:layer="layout" svg:x1="10.277cm" svg:y1="7.388cm" svg:x2="11.021cm" svg:y2="7.64cm">
              <text:p text:style-name="P5"/>
            </draw:line>
          </draw:g>
          <draw:g>
            <draw:ellipse draw:style-name="gr3" draw:text-style-name="P1" draw:layer="layout" svg:width="0.159cm" svg:height="0.156cm" svg:x="10.136cm" svg:y="7.42cm">
              <text:p text:style-name="P5"/>
            </draw:ellipse>
            <draw:ellipse draw:style-name="gr3" draw:text-style-name="P1" draw:layer="layout" svg:width="0.161cm" svg:height="0.156cm" svg:x="10.87cm" svg:y="7.669cm">
              <text:p text:style-name="P5"/>
            </draw:ellipse>
            <draw:line draw:style-name="gr3" draw:text-style-name="P1" draw:layer="layout" svg:x1="10.226cm" svg:y1="7.42cm" svg:x2="10.981cm" svg:y2="7.676cm">
              <text:p text:style-name="P5"/>
            </draw:line>
            <draw:line draw:style-name="gr3" draw:text-style-name="P1" draw:layer="layout" svg:x1="10.194cm" svg:y1="7.57cm" svg:x2="10.94cm" svg:y2="7.822cm">
              <text:p text:style-name="P5"/>
            </draw:line>
          </draw:g>
          <draw:g>
            <draw:ellipse draw:style-name="gr3" draw:text-style-name="P1" draw:layer="layout" svg:width="0.158cm" svg:height="0.157cm" svg:x="10.065cm" svg:y="7.591cm">
              <text:p text:style-name="P5"/>
            </draw:ellipse>
            <draw:ellipse draw:style-name="gr3" draw:text-style-name="P1" draw:layer="layout" svg:width="0.156cm" svg:height="0.155cm" svg:x="10.804cm" svg:y="7.841cm">
              <text:p text:style-name="P5"/>
            </draw:ellipse>
            <draw:line draw:style-name="gr3" draw:text-style-name="P1" draw:layer="layout" svg:x1="10.157cm" svg:y1="7.591cm" svg:x2="10.914cm" svg:y2="7.85cm">
              <text:p text:style-name="P5"/>
            </draw:line>
            <draw:line draw:style-name="gr3" draw:text-style-name="P1" draw:layer="layout" svg:x1="10.126cm" svg:y1="7.744cm" svg:x2="10.869cm" svg:y2="7.995cm">
              <text:p text:style-name="P5"/>
            </draw:line>
          </draw:g>
          <draw:g>
            <draw:circle draw:style-name="gr3" draw:text-style-name="P1" draw:layer="layout" svg:width="0.157cm" svg:height="0.157cm" svg:x="9.999cm" svg:y="7.738cm">
              <text:p text:style-name="P5"/>
            </draw:circle>
            <draw:circle draw:style-name="gr3" draw:text-style-name="P1" draw:layer="layout" svg:width="0.157cm" svg:height="0.157cm" svg:x="10.736cm" svg:y="7.989cm">
              <text:p text:style-name="P5"/>
            </draw:circle>
            <draw:line draw:style-name="gr3" draw:text-style-name="P1" draw:layer="layout" svg:x1="10.089cm" svg:y1="7.738cm" svg:x2="10.844cm" svg:y2="7.996cm">
              <text:p text:style-name="P5"/>
            </draw:line>
            <draw:line draw:style-name="gr3" draw:text-style-name="P1" draw:layer="layout" svg:x1="10.059cm" svg:y1="7.891cm" svg:x2="10.801cm" svg:y2="8.144cm">
              <text:p text:style-name="P5"/>
            </draw:line>
          </draw:g>
        </draw:g>
        <draw:polyline draw:style-name="gr14" draw:layer="layout" svg:width="0.361cm" svg:height="0.223cm" svg:x="10.656cm" svg:y="6.864cm" svg:viewBox="0 0 362 224" draw:points="0,68 26,0 361,155 334,223">
          <text:p text:style-name="P5"/>
        </draw:polyline>
        <draw:path draw:style-name="gr15" draw:text-style-name="P2" draw:layer="layout" svg:width="1.072cm" svg:height="0.579cm" svg:x="10.247cm" svg:y="6.804cm" svg:viewBox="0 0 1073 580" svg:d="m74 146c-34-5-74-19-74-61s35-85 84-85c12 0 21 4 30 5l917 440c52 54 75 147-56 132z">
          <text:p text:style-name="P5"/>
        </draw:path>
        <draw:g draw:style-name="gr1">
          <draw:path draw:style-name="gr16" draw:layer="layout" svg:width="1.923cm" svg:height="3.436cm" draw:transform="skewX (-0.0003490658503988) rotate (-0.041538836198644) translate (9.091cm 6.713cm)" svg:viewBox="0 0 1924 3437" svg:d="m830 2727c-103 262 141 474 270 565l-1 144-1099-437 124-77c459 58 489-159 550-224 357-899 712-1797 1075-2698l174 69z">
            <text:p text:style-name="P5"/>
          </draw:path>
          <draw:line draw:style-name="gr17" draw:text-style-name="P1" draw:layer="layout" svg:x1="9.074cm" svg:y1="9.643cm" svg:x2="10.057cm" svg:y2="10.073cm">
            <text:p text:style-name="P5"/>
          </draw:line>
        </draw:g>
        <draw:path draw:style-name="gr6" draw:layer="layout" svg:width="1.753cm" svg:height="7.178cm" svg:x="10.109cm" svg:y="9.64cm" svg:viewBox="0 0 1754 7179" svg:d="m987 6852v326h-733v-6590c-22-229-149-256-176-257h-78v-181l105-150 1648 4v558c0 75-31 66-61 69-20-5-44-5-70-5-50-111-100-231-240-240h-447c-216-1-260 134-274 206v6260z">
          <text:p text:style-name="P5"/>
        </draw:path>
        <draw:path draw:style-name="gr18" draw:text-style-name="P2" draw:layer="layout" svg:width="1.955cm" svg:height="1.668cm" svg:x="5.33cm" svg:y="16.818cm" svg:viewBox="0 0 1956 1669" svg:d="m1955 0v328c0 73-44 73-76 73-266 0-529 0-794 0h5c-167 0-246 306-246 406 0 289 0 572 0 861h-844v-356h293c144-58 107-33 164-149v-552c-20-485 541-611 656-611z">
          <text:p text:style-name="P5"/>
        </draw:path>
        <draw:path draw:style-name="gr18" draw:text-style-name="P2" draw:layer="layout" svg:width="1.944cm" svg:height="1.668cm" svg:x="10.363cm" svg:y="16.818cm" svg:viewBox="0 0 1945 1669" svg:d="m0 0v328c0 73 34 73 68 73 264 0 527 0 793 0h-3c163 0 243 306 243 406 0 289 0 572 0 861h843v-356h-291c-144-58-106-33-164-149v-552c20-485-543-611-656-611z">
          <text:p text:style-name="P5"/>
        </draw:path>
        <draw:path draw:style-name="gr6" draw:layer="layout" svg:width="6.985cm" svg:height="2.914cm" svg:x="5.33cm" svg:y="18.486cm" svg:viewBox="0 0 6986 2915" svg:d="m0 0v426c57 0 111 0 170 0 171 0 256 83 306 192 844 3113 5269 3007 5809 10 102-202 325-202 459-202h241v-426h-843c-382 3399-5208 3312-5298 0-279 0-561 0-844 0z">
          <text:p text:style-name="P5"/>
        </draw:path>
        <draw:path draw:style-name="gr14" draw:layer="layout" svg:width="0.706cm" svg:height="0.228cm" svg:x="7.462cm" svg:y="18.864cm" svg:viewBox="0 0 707 229" svg:d="m0 72c172-89 229-65 370-72 129 28 202 72 336 228">
          <text:p text:style-name="P5"/>
        </draw:path>
        <draw:g draw:style-name="gr1">
          <draw:ellipse draw:style-name="gr8" draw:layer="layout" svg:width="0.557cm" svg:height="0.555cm" svg:x="7.467cm" svg:y="19.071cm">
            <text:p text:style-name="P5"/>
          </draw:ellipse>
          <draw:ellipse draw:style-name="gr8" draw:layer="layout" svg:width="0.745cm" svg:height="0.749cm" svg:x="7.364cm" svg:y="18.981cm">
            <text:p text:style-name="P5"/>
          </draw:ellipse>
          <draw:path draw:style-name="gr8" draw:layer="layout" svg:width="1.701cm" svg:height="4.075cm" svg:x="7.149cm" svg:y="15.758cm" svg:viewBox="0 0 1702 4076" svg:d="m1148 0-835 3174-172-45-141 611 118 45c195 269 469 395 783 187l134 35 113-626-128-40 681-3341">
            <text:p text:style-name="P5"/>
          </draw:path>
          <draw:line draw:style-name="gr9" draw:text-style-name="P1" draw:layer="layout" svg:x1="7.21cm" svg:y1="19.208cm" svg:x2="7.462cm" svg:y2="19.27cm">
            <text:p text:style-name="P5"/>
          </draw:line>
          <draw:line draw:style-name="gr9" draw:text-style-name="P1" draw:layer="layout" svg:x1="8.029cm" svg:y1="19.396cm" svg:x2="8.243cm" svg:y2="19.445cm">
            <text:p text:style-name="P5"/>
          </draw:line>
          <draw:path draw:style-name="gr8" draw:layer="layout" svg:width="1.005cm" svg:height="2.899cm" svg:x="7.73cm" svg:y="15.758cm" svg:viewBox="0 0 1006 2900" svg:d="m672 0-672 2635c-8 359 372 298 424 134 192-922 383-1846 581-2769">
            <text:p text:style-name="P5"/>
          </draw:path>
          <draw:path draw:style-name="gr8" draw:layer="layout" svg:width="1.167cm" svg:height="1.455cm" svg:x="8.23cm" svg:y="18.01cm" svg:viewBox="0 0 1168 1456" svg:d="m110 255 255-200c769-292 1012 671 612 919l-977 481">
            <text:p text:style-name="P5"/>
          </draw:path>
          <draw:ellipse draw:style-name="gr8" draw:layer="layout" svg:width="0.872cm" svg:height="0.874cm" svg:x="8.409cm" svg:y="18.111cm">
            <text:p text:style-name="P5"/>
          </draw:ellipse>
          <draw:ellipse draw:style-name="gr8" draw:layer="layout" svg:width="0.635cm" svg:height="0.633cm" svg:x="8.535cm" svg:y="18.246cm">
            <text:p text:style-name="P5"/>
          </draw:ellipse>
        </draw:g>
        <draw:g draw:style-name="gr1">
          <draw:path draw:style-name="gr19" draw:layer="layout" svg:width="2.033cm" svg:height="7.309cm" svg:x="11.859cm" svg:y="9.642cm" svg:viewBox="0 0 2034 7310" svg:d="m0 0h718c702 0 1181 627 1181 1137v3147c120 461 89 393 134 650 0 193-142 434-208 656l-15 748c-78 462-287 694-466 971l-169-52c215-335 245-472 337-783 0-1644 0-3288 0-4933 0-134-101-127-226-179v-211 3c125-39 226-106 226-191-226-582-609-573-732-573h-478c-119 44-164 154-180 237h-122z">
            <text:p text:style-name="P5"/>
          </draw:path>
          <draw:path draw:style-name="gr19" draw:layer="layout" svg:width="3.579cm" svg:height="8.874cm" svg:x="11.858cm" svg:y="8.077cm" svg:viewBox="0 0 3580 8875" svg:d="m0 616h512c567 0 2268 252 2340 2086v3147c-119 461-90 393-133 650 0 193 140 434 211 656l13 748c76 462 286 694 466 971l170-52c-219-335-248-472-340-783 0-1644 0-3288 0-4933 0-134 101-127 225-179v-211 3c-124-39-225-106-225-191-334-2510-2870-2276-2910-2263-165-11-156-164-196-265-82 2-70 0-111 2l-22 62c-1 48 0 368 0 552z">
            <text:p text:style-name="P5"/>
          </draw:path>
          <draw:rect draw:style-name="gr7" draw:text-style-name="P1" draw:layer="layout" svg:width="1.071cm" svg:height="0.047cm" svg:x="13.758cm" svg:y="10.887cm">
            <text:p text:style-name="P5"/>
          </draw:rect>
          <draw:rect draw:style-name="gr7" draw:text-style-name="P1" draw:layer="layout" svg:width="0.044cm" svg:height="1.194cm" svg:x="11.85cm" svg:y="8.578cm">
            <text:p text:style-name="P5"/>
          </draw:rect>
          <draw:rect draw:style-name="gr7" draw:text-style-name="P1" draw:layer="layout" svg:width="2.125cm" svg:height="0.047cm" svg:x="13.145cm" svg:y="16.907cm">
            <text:p text:style-name="P5"/>
          </draw:rect>
        </draw:g>
        <draw:circle draw:style-name="gr20" draw:layer="layout" svg:width="0.108cm" svg:height="0.108cm" svg:x="14.185cm" svg:y="12.521cm">
          <text:p text:style-name="P5"/>
        </draw:circle>
        <draw:g draw:style-name="gr1">
          <draw:path draw:style-name="gr21" draw:layer="layout" svg:width="4.704cm" svg:height="3.225cm" svg:x="14.225cm" svg:y="13.789cm" svg:viewBox="0 0 4705 3226" svg:d="m1275 275v1110c0 65 0 65-53 65-333 0-664 0-1000 0-76 0-98-76-100-164l2-439-62-113-61 35v681c-12 102 71 145 121 145h1275l45-43v-233c471-169 149-480 23-466v-521c12-124 65-155 132-178 909 0 1818 0 2729 0 123 0 221 78 221 167l-9 1907c9 133-71 133-146 133l-1608 5-34-26v-148c-20-180-46-144-123-173l-157-4-56 61 53 74h77c39 7 55 32 51 62v147l-168 2c-84 0-84 48-84 85 4 201 0 401 0 596 0 124 66 183 142 183 188 0 377 0 565 0v-121h-488c-79 0-109-45-109-110 0-116 0-234 0-353 0-54 65-93 98-93 616-1 1235 0 1855 0 143 11 298-98 298-309 0-644 0-1285 0-1929 0-203-201-310-301-310-957 0-1870 0-2827 0-246-12-301 266-301 275z">
            <text:p text:style-name="P5"/>
          </draw:path>
          <draw:path draw:style-name="gr19" draw:layer="layout" svg:width="3.244cm" svg:height="2.797cm" svg:x="14.028cm" svg:y="14.502cm" svg:viewBox="0 0 3245 2798" svg:d="m60 0-60 201v582c0 162 186 311 320 314h1150v433c0 265 108 306 190 306h408c65 0 122 19 122 116v505c0 337 224 337 351 340h703v-135h-703c-201 0-201-106-201-190 0-274-7-495-7-771 0-37-51-52-43-52-60 0-115 0-176 0-5-211 32-173 76-224 20 0 38 0 60 0l61-60-75-76c-165-8-232 52-262 171l-6 189h-181c-127 0-127-90-127-180 0-147 0-295 0-447 0-77 0-77-88-77-414 0-826 0-1243 0-128 0-195-112-195-201 0-226 0-451 0-677z">
            <text:p text:style-name="P5"/>
          </draw:path>
          <draw:rect draw:style-name="gr7" draw:text-style-name="P1" draw:layer="layout" svg:width="0.033cm" svg:height="0.236cm" svg:x="17.239cm" svg:y="16.99cm">
            <text:p text:style-name="P5"/>
          </draw:rect>
        </draw:g>
        <draw:g>
          <draw:ellipse draw:style-name="gr22" draw:layer="layout" svg:width="1.16cm" svg:height="1.162cm" svg:x="17.256cm" svg:y="14.285cm">
            <text:p text:style-name="P5"/>
          </draw:ellipse>
          <draw:line draw:style-name="gr23" draw:text-style-name="P1" draw:layer="layout" svg:x1="17.256cm" svg:y1="14.816cm" svg:x2="15.88cm" svg:y2="14.816cm">
            <text:p text:style-name="P5"/>
          </draw:line>
          <draw:line draw:style-name="gr23" draw:text-style-name="P1" draw:layer="layout" svg:x1="17.256cm" svg:y1="14.949cm" svg:x2="15.837cm" svg:y2="14.949cm">
            <text:p text:style-name="P5"/>
          </draw:line>
          <draw:polyline draw:style-name="gr22" draw:layer="layout" svg:width="0.41cm" svg:height="1.029cm" svg:x="16.275cm" svg:y="14.949cm" svg:viewBox="0 0 411 1030" draw:points="119,0 119,781 0,1029 410,1029 265,804 265,0 271,14">
            <text:p text:style-name="P5"/>
          </draw:polyline>
        </draw:g>
        <draw:polyline draw:style-name="gr20" draw:layer="layout" svg:width="0.268cm" svg:height="2.232cm" svg:x="5.68cm" svg:y="12.661cm" svg:viewBox="0 0 269 2233" draw:points="0,0 0,1243 268,1243 268,2232">
          <text:p text:style-name="P5"/>
        </draw:polyline>
        <draw:line draw:style-name="gr24" draw:text-style-name="P1" draw:layer="layout" svg:x1="5.948cm" svg:y1="13.946cm" svg:x2="6.298cm" svg:y2="13.946cm">
          <text:p text:style-name="P5"/>
        </draw:line>
        <draw:path draw:style-name="gr22" draw:layer="layout" svg:width="3.919cm" svg:height="2.527cm" svg:x="2.504cm" svg:y="12.66cm" svg:viewBox="0 0 3920 2528" svg:d="m0 889v1535c0 34 0 103 105 103h2995c186 0 230-134 230-215v-77h354c235 0 235-177 235-223v-560c0-133-156-208-235-200v-1088c0-119-112-164-173-164h-1041c-181 0-247 136-261 259h-1439c-120 0-234 69-250 225l11 54-45 42-153-7c-333 7-333 246-333 316z">
          <text:p text:style-name="P5"/>
        </draw:path>
        <draw:rect draw:style-name="gr22" draw:layer="layout" svg:width="0.202cm" svg:height="0.16cm" svg:x="1.962cm" svg:y="14.563cm">
          <text:p text:style-name="P5"/>
        </draw:rect>
        <draw:polygon draw:style-name="gr25" draw:text-style-name="P2" draw:layer="layout" svg:width="0.336cm" svg:height="0.453cm" svg:x="2.164cm" svg:y="14.442cm" svg:viewBox="0 0 337 454" draw:points="0,307 0,96 336,0 336,453">
          <text:p text:style-name="P5"/>
        </draw:polygon>
        <draw:rect draw:style-name="gr26" draw:layer="layout" svg:width="0.21cm" svg:height="0.665cm" svg:x="6.537cm" svg:y="10.473cm" draw:corner-radius="0.046cm">
          <text:p text:style-name="P5"/>
        </draw:rect>
        <draw:polygon draw:style-name="gr27" draw:text-style-name="P2" draw:layer="layout" svg:width="0.702cm" svg:height="0.468cm" svg:x="5.836cm" svg:y="10.567cm" svg:viewBox="0 0 703 469" draw:points="0,341 0,115 702,0 702,468">
          <text:p text:style-name="P5"/>
        </draw:polygon>
        <draw:rect draw:style-name="gr12" draw:layer="layout" svg:width="0.113cm" svg:height="0.136cm" svg:x="6.583cm" svg:y="10.512cm" draw:corner-radius="0.017cm">
          <text:p text:style-name="P5"/>
        </draw:rect>
        <draw:rect draw:style-name="gr12" draw:layer="layout" svg:width="0.113cm" svg:height="0.27cm" svg:x="6.583cm" svg:y="10.673cm" draw:corner-radius="0.031cm">
          <text:p text:style-name="P5"/>
        </draw:rect>
        <draw:rect draw:style-name="gr12" draw:layer="layout" svg:width="0.114cm" svg:height="0.134cm" svg:x="6.587cm" svg:y="10.975cm" draw:corner-radius="0.017cm">
          <text:p text:style-name="P5"/>
        </draw:rect>
        <draw:polygon draw:style-name="gr27" draw:text-style-name="P2" draw:layer="layout" svg:width="0.152cm" svg:height="0.495cm" svg:x="6.751cm" svg:y="10.558cm" svg:viewBox="0 0 153 496" draw:points="89,492 0,495 0,0 109,5 152,64 152,385">
          <text:p text:style-name="P5"/>
        </draw:polygon>
        <draw:g draw:style-name="gr1">
          <draw:path draw:style-name="gr8" draw:layer="layout" svg:width="0.154cm" svg:height="0.297cm" svg:x="7.281cm" svg:y="10.646cm" svg:viewBox="0 0 155 298" svg:d="m0 0v297c105 0 155-79 154-152-25-145-88-145-154-145z">
            <text:p text:style-name="P5"/>
          </draw:path>
          <draw:rect draw:style-name="gr7" draw:text-style-name="P1" draw:layer="layout" svg:width="0.154cm" svg:height="0.079cm" svg:x="7.281cm" svg:y="10.763cm">
            <text:p text:style-name="P5"/>
          </draw:rect>
        </draw:g>
        <draw:g draw:style-name="gr1">
          <draw:rect draw:style-name="gr7" draw:text-style-name="P1" draw:layer="layout" svg:width="0.06cm" svg:height="0.406cm" svg:x="5.776cm" svg:y="10.603cm" draw:corner-radius="0.016cm">
            <text:p text:style-name="P5"/>
          </draw:rect>
          <draw:rect draw:style-name="gr7" draw:text-style-name="P1" draw:layer="layout" svg:width="0.118cm" svg:height="0.233cm" svg:x="5.718cm" svg:y="10.672cm" draw:corner-radius="0.018cm">
            <text:p text:style-name="P5"/>
          </draw:rect>
          <draw:rect draw:style-name="gr19" draw:layer="layout" svg:width="0.192cm" svg:height="0.115cm" svg:x="5.601cm" svg:y="10.724cm" draw:corner-radius="0.026cm">
            <text:p text:style-name="P5"/>
          </draw:rect>
        </draw:g>
        <draw:rect draw:style-name="gr28" draw:text-style-name="P1" draw:layer="layout" svg:width="0.065cm" svg:height="1.653cm" svg:x="5.771cm" svg:y="11.007cm">
          <text:p text:style-name="P5"/>
        </draw:rect>
        <draw:rect draw:style-name="gr29" draw:text-style-name="P1" draw:layer="layout" svg:width="0.053cm" svg:height="0.967cm" svg:x="5.718cm" svg:y="8.673cm">
          <text:p text:style-name="P5"/>
        </draw:rect>
        <draw:measure draw:style-name="gr30" draw:text-style-name="P3" draw:layer="measurelines" svg:x1="5.329cm" svg:y1="18.595cm" svg:x2="12.31cm" svg:y2="18.595cm">
          <text:p text:style-name="P3"><text:measure text:kind="gap"/><text:measure text:kind="value">6,98</text:measure><text:measure text:kind="unit"/><text:measure text:kind="gap"/></text:p>
        </draw:measure>
        <draw:measure draw:style-name="gr31" draw:text-style-name="P4" draw:layer="measurelines" svg:x1="7.187cm" svg:y1="19.346cm" svg:x2="8.2cm" svg:y2="19.609cm">
          <text:p text:style-name="P4"><text:measure text:kind="gap"/><text:measure text:kind="value">1,05</text:measure><text:measure text:kind="unit"/><text:measure text:kind="gap"/></text:p>
        </draw:measure>
        <draw:measure draw:style-name="gr32" draw:text-style-name="P5" draw:layer="measurelines" svg:x1="12.302cm" svg:y1="18.487cm" svg:x2="12.302cm" svg:y2="18.92cm">
          <text:p text:style-name="P4"><text:span text:style-name="T1"><text:measure text:kind="gap"/></text:span><text:span text:style-name="T1"><text:measure text:kind="value">0,43</text:measure></text:span><text:span text:style-name="T1"><text:measure text:kind="unit"/></text:span><text:span text:style-name="T1"><text:measure text:kind="gap"/></text:span></text:p>
        </draw:measure>
        <draw:measure draw:style-name="gr33" draw:text-style-name="P6" draw:layer="measurelines" svg:x1="5.78cm" svg:y1="10.213cm" svg:x2="5.78cm" svg:y2="8.07cm">
          <text:p text:style-name="P6"><text:span text:style-name="T2">Ø</text:span> <text:measure text:kind="gap"/><text:measure text:kind="value">2,14</text:measure><text:measure text:kind="unit"/><text:measure text:kind="gap"/></text:p>
        </draw:measure>
        <draw:frame draw:style-name="gr34" draw:layer="measurelines" svg:width="0.002cm" svg:height="0.967cm" svg:x="2.94cm" svg:y="8.63cm">
          <draw:text-box>
            <text:p text:style-name="P5"/>
          </draw:text-box>
        </draw:frame>
        <draw:frame draw:style-name="gr34" draw:layer="measurelines" svg:width="0.002cm" svg:height="0.967cm" svg:x="2.467cm" svg:y="8.223cm">
          <draw:text-box>
            <text:p text:style-name="P5"/>
          </draw:text-box>
        </draw:frame>
        <draw:frame draw:style-name="gr34" draw:layer="measurelines" svg:width="0.002cm" svg:height="0.967cm" svg:x="3.414cm" svg:y="8.651cm">
          <draw:text-box>
            <text:p text:style-name="P5"/>
          </draw:text-box>
        </draw:frame>
        <draw:frame draw:style-name="gr34" draw:layer="measurelines" svg:width="0.002cm" svg:height="0.967cm" svg:x="3.384cm" svg:y="8.518cm">
          <draw:text-box>
            <text:p text:style-name="P5"/>
          </draw:text-box>
        </draw:frame>
        <draw:measure draw:style-name="gr32" draw:text-style-name="P5" draw:layer="measurelines" svg:x1="10.362cm" svg:y1="11.263cm" svg:x2="7.287cm" svg:y2="11.263cm">
          <text:p text:style-name="P6"><text:measure text:kind="gap"/><text:span text:style-name="T3">Ø</text:span><text:span text:style-name="T4"> </text:span><text:measure text:kind="value">3,08</text:measure><text:measure text:kind="unit"/><text:measure text:kind="gap"/></text:p>
        </draw:measure>
        <draw:line draw:style-name="gr35" draw:layer="Window" svg:x1="17.95cm" svg:y1="27.7cm" svg:x2="17.95cm" svg:y2="28.697cm">
          <text:p text:style-name="P5"/>
        </draw:line>
        <draw:g draw:style-name="gr1">
          <draw:rect draw:style-name="gr8" draw:layer="Window" svg:width="19.002cm" svg:height="27.677cm" svg:x="1cm" svg:y="1.022cm">
            <text:p text:style-name="P5"/>
          </draw:rect>
          <draw:line draw:style-name="gr36" draw:layer="Window" svg:x1="1cm" svg:y1="25.75cm" svg:x2="20cm" svg:y2="25.75cm">
            <text:p text:style-name="P5"/>
          </draw:line>
          <draw:line draw:style-name="gr36" draw:layer="Window" svg:x1="7.3cm" svg:y1="27.7cm" svg:x2="19.998cm" svg:y2="27.7cm">
            <text:p text:style-name="P5"/>
          </draw:line>
          <draw:line draw:style-name="gr36" draw:layer="Window" svg:x1="1cm" svg:y1="26.8cm" svg:x2="20cm" svg:y2="26.8cm">
            <text:p text:style-name="P5"/>
          </draw:line>
          <draw:line draw:style-name="gr35" draw:layer="Window" svg:x1="15.55cm" svg:y1="27.7cm" svg:x2="15.55cm" svg:y2="28.709cm">
            <text:p text:style-name="P5"/>
          </draw:line>
          <draw:polygon draw:style-name="gr37" draw:text-style-name="P7" draw:layer="Window" svg:width="19cm" svg:height="0cm" svg:x="1cm" svg:y="24.7cm" svg:viewBox="0 0 19001 1" draw:points="0,0 19000,0">
            <text:p text:style-name="P5"/>
          </draw:polygon>
          <draw:polygon draw:style-name="gr38" draw:text-style-name="P7" draw:layer="Window" svg:width="0cm" svg:height="1.883cm" svg:x="7.3cm" svg:y="26.8cm" svg:viewBox="0 0 1 1884" draw:points="0,0 0,1883">
            <text:p text:style-name="P5"/>
          </draw:polygon>
        </draw:g>
        <draw:polygon draw:style-name="gr39" draw:text-style-name="P7" draw:layer="Window" svg:width="0cm" svg:height="1cm" svg:x="3.25cm" svg:y="24.75cm" svg:viewBox="0 0 1 1001" draw:points="0,0 0,1000">
          <text:p text:style-name="P5"/>
        </draw:polygon>
        <draw:polygon draw:style-name="gr40" draw:text-style-name="P7" draw:layer="Window" svg:width="0cm" svg:height="2.1cm" svg:x="5.35cm" svg:y="24.7cm" svg:viewBox="0 0 1 2101" draw:points="0,0 0,2100">
          <text:p text:style-name="P5"/>
        </draw:polygon>
        <draw:line draw:style-name="gr35" draw:layer="Window" svg:x1="12.25cm" svg:y1="25.75cm" svg:x2="12.25cm" svg:y2="26.75cm">
          <text:p text:style-name="P5"/>
        </draw:line>
        <draw:line draw:style-name="gr35" draw:layer="Window" svg:x1="15.1cm" svg:y1="24.7cm" svg:x2="15.1cm" svg:y2="26.8cm">
          <text:p text:style-name="P5"/>
        </draw:line>
        <draw:line draw:style-name="gr35" draw:layer="Window" svg:x1="17.95cm" svg:y1="25.75cm" svg:x2="17.95cm" svg:y2="26.8cm">
          <text:p text:style-name="P5"/>
        </draw:line>
        <draw:line draw:style-name="gr35" draw:layer="Window" svg:x1="7.75cm" svg:y1="25.75cm" svg:x2="7.75cm" svg:y2="26.8cm">
          <text:p text:style-name="P5"/>
        </draw:line>
        <draw:frame draw:style-name="gr41" draw:layer="Window" svg:width="1.268cm" svg:height="0.39cm" svg:x="1.15cm" svg:y="24.694cm">
          <draw:text-box>
            <text:p text:style-name="P3">Unit No.</text:p>
          </draw:text-box>
        </draw:frame>
        <draw:frame draw:style-name="gr42" draw:layer="Window" svg:width="1.75cm" svg:height="0.462cm" svg:x="3.382cm" svg:y="24.694cm">
          <draw:text-box>
            <text:p text:style-name="P3">Quantity</text:p>
          </draw:text-box>
        </draw:frame>
        <draw:frame draw:style-name="gr43" draw:layer="Window" svg:width="3.75cm" svg:height="0.451cm" svg:x="5.494cm" svg:y="24.694cm">
          <draw:text-box>
            <text:p text:style-name="P3">Drawing Title</text:p>
          </draw:text-box>
        </draw:frame>
        <draw:frame draw:style-name="gr41" draw:layer="Window" svg:width="0.993cm" svg:height="0.39cm" svg:x="1.15cm" svg:y="25.75cm">
          <draw:text-box>
            <text:p text:style-name="P3">Edited</text:p>
          </draw:text-box>
        </draw:frame>
        <draw:frame draw:style-name="gr41" draw:layer="Window" svg:width="1.192cm" svg:height="0.39cm" svg:x="5.5cm" svg:y="25.75cm">
          <draw:text-box>
            <text:p text:style-name="P3">Verified</text:p>
          </draw:text-box>
        </draw:frame>
        <draw:frame draw:style-name="gr41" draw:layer="Window" svg:width="2.555cm" svg:height="0.39cm" svg:x="7.9cm" svg:y="25.75cm">
          <draw:text-box>
            <text:p text:style-name="P3">Approved - Date</text:p>
          </draw:text-box>
        </draw:frame>
        <draw:frame draw:style-name="gr41" draw:layer="Window" svg:width="1.606cm" svg:height="0.39cm" svg:x="12.4cm" svg:y="25.75cm">
          <draw:text-box>
            <text:p text:style-name="P3">File Name</text:p>
          </draw:text-box>
        </draw:frame>
        <draw:frame draw:style-name="gr41" draw:layer="Window" svg:width="0.743cm" svg:height="0.39cm" svg:x="15.25cm" svg:y="25.75cm">
          <draw:text-box>
            <text:p text:style-name="P3">Date</text:p>
          </draw:text-box>
        </draw:frame>
        <draw:frame draw:style-name="gr41" draw:layer="Window" svg:width="0.878cm" svg:height="0.39cm" svg:x="18.1cm" svg:y="25.75cm">
          <draw:text-box>
            <text:p text:style-name="P3">Scale</text:p>
          </draw:text-box>
        </draw:frame>
        <draw:frame draw:style-name="gr44" draw:layer="Window" svg:width="3.75cm" svg:height="0.39cm" svg:x="1.15cm" svg:y="26.851cm">
          <draw:text-box>
            <text:p text:style-name="P3">Company</text:p>
          </draw:text-box>
        </draw:frame>
        <draw:frame draw:style-name="gr45" draw:layer="Window" svg:width="1.45cm" svg:height="0.4cm" svg:x="7.45cm" svg:y="26.8cm">
          <draw:text-box>
            <text:p text:style-name="P3">Designer</text:p>
          </draw:text-box>
        </draw:frame>
        <draw:frame draw:style-name="gr46" draw:layer="Window" svg:width="3.242cm" svg:height="0.478cm" svg:x="7.438cm" svg:y="27.693cm">
          <draw:text-box>
            <text:p text:style-name="P3">Drawing No.</text:p>
          </draw:text-box>
        </draw:frame>
        <draw:frame draw:style-name="gr41" draw:layer="Window" svg:width="1.259cm" svg:height="0.39cm" svg:x="15.7cm" svg:y="27.706cm">
          <draw:text-box>
            <text:p text:style-name="P3">Number</text:p>
          </draw:text-box>
        </draw:frame>
        <draw:frame draw:style-name="gr41" draw:layer="Window" svg:width="0.916cm" svg:height="0.39cm" svg:x="18.1cm" svg:y="27.706cm">
          <draw:text-box>
            <text:p text:style-name="P3">Sheet</text:p>
          </draw:text-box>
        </draw:frame>
        <draw:rect draw:style-name="gr14" draw:layer="layout" svg:width="0.836cm" svg:height="0.201cm" draw:transform="skewX (-0.0150098315671484) rotate (0.483979801577936) translate (13.819cm 12.675cm)">
          <text:p text:style-name="P5"/>
        </draw:rect>
        <draw:frame draw:style-name="gr47" draw:layer="layout" svg:width="9.54cm" svg:height="0.945cm" svg:x="6.055cm" svg:y="2.697cm">
          <draw:text-box>
            <text:p text:style-name="P3">Airplane Engine PX-136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hatch draw:name="Schwarz_20_45_20_Grad" draw:display-name="Schwarz 45 Grad" draw:style="single" draw:color="#000000" draw:distance="0.1cm" draw:rotation="450"/>
    <draw:fill-image draw:name="Bitmape_20_1" draw:display-name="Bitmape 1" xlink:href="Pictures/100000000000004000000040892D7AE0.png" xlink:type="simple" xlink:show="embed" xlink:actuate="onLoad"/>
    <draw:marker draw:name="Arrowheads_20_1" draw:display-name="Arrowheads 1" svg:viewBox="0 0 200 400" svg:d="m100 0 100 400h-20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marker draw:name="Arrowheads_20_4" draw:display-name="Arrowheads 4" svg:viewBox="0 0 200 400" svg:d="m100 0 100 400h-200z"/>
    <draw:marker draw:name="Arrowheads_20_5" draw:display-name="Arrowheads 5" svg:viewBox="0 0 200 400" svg:d="m100 0 100 400h-200z"/>
    <draw:marker draw:name="Arrowheads_20_6" draw:display-name="Arrowheads 6" svg:viewBox="0 0 200 400" svg:d="m100 0 100 400h-200z"/>
    <draw:marker draw:name="Arrowheads_20_7" draw:display-name="Arrowheads 7" svg:viewBox="0 0 200 400" svg:d="m100 0 100 400h-200z"/>
    <draw:marker draw:name="Arrowheads_20_8" draw:display-name="Arrowheads 8" svg:viewBox="0 0 200 400" svg:d="m100 0 100 400h-200z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family="Arial, Helvetica" style:font-style-name="Standard" fo:font-size="10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indow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Airplane Engine</dc:title>
    <dc:description>Schematic drawing of an airplane engine. The individual layers can be switched on or off.</dc:description>
    <meta:initial-creator>Peter Thielmann</meta:initial-creator>
    <meta:creation-date>1998-03-19T12:49:04</meta:creation-date>
    <dc:creator>Ilko Höpping</dc:creator>
    <dc:date>2000-04-12T15:03:16</dc:date>
    <dc:language>en-US</dc:language>
    <meta:editing-cycles>8</meta:editing-cycles>
    <meta:editing-duration>PT16M1S</meta:editing-duration>
    <meta:user-defined meta:name="Info 0"/>
    <meta:user-defined meta:name="Info 1"/>
    <meta:user-defined meta:name="Info 2"/>
    <meta:user-defined meta:name="Info 3"/>
    <meta:document-statistic meta:object-count="174"/>
  </office:meta>
</office:document-meta>
</file>